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55600000115ECB2873C46D67162.png" manifest:media-type="image/png"/>
  <manifest:file-entry manifest:full-path="Pictures/1001DD5400008D2E00001CA19E71A4F8F4AFC153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5.616cm" svg:x="1.001cm" svg:y="13.296cm">
          <draw:image xlink:href="Pictures/1001DD5400008D2E00001CA19E71A4F8F4AFC153.svg" xlink:type="simple" xlink:show="embed" xlink:actuate="onLoad" loext:mime-type="image/svg+xml">
            <text:p/>
          </draw:image>
          <draw:image xlink:href="Pictures/100002010000055600000115ECB2873C46D6716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I Thomas Mohr</meta:initial-creator>
    <meta:creation-date>2019-10-27T12:12:29.500345550</meta:creation-date>
    <dc:date>2019-10-27T12:32:30.208037743</dc:date>
    <dc:creator>DI Thomas Mohr</dc:creator>
    <meta:editing-duration>PT9M50S</meta:editing-duration>
    <meta:editing-cycles>1</meta:editing-cycles>
    <meta:document-statistic meta:object-count="1"/>
    <meta:generator>LibreOffice/6.3.3.2.0$Linux_X86_64 LibreOffice_project/30$Build-2</meta:generator>
  </office:meta>
</office:document-meta>
</file>